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style:font-size-asian="12pt" style:font-size-complex="12pt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fo:font-weight="normal" style:font-name-asian="Monospace" style:font-size-asian="10pt" style:font-weight-asian="normal" style:font-name-complex="Monospace" style:font-size-complex="10pt" style:font-weight-complex="normal"/>
    </style:style>
    <style:style style:name="T2" style:family="text">
      <style:text-properties fo:color="#3c3c3c"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3c3c3c" style:font-name="Monospace" style:text-underline-style="none" fo:font-weight="bold" style:font-name-asian="Monospace" style:font-weight-asian="bold" style:font-name-complex="Monospace" style:font-weight-complex="bold"/>
    </style:style>
    <style:style style:name="T4" style:family="text">
      <style:text-properties fo:color="#3c3c3c" style:font-name="Monospace" style:text-underline-style="none" fo:font-weight="normal" style:font-name-asian="Monospace" style:font-weight-asian="normal" style:font-name-complex="Monospace" style:font-weight-complex="normal"/>
    </style:style>
    <style:style style:name="T5" style:family="text">
      <style:text-properties fo:color="#3c3c3c" style:font-name="Monospace" style:text-underline-style="solid" style:text-underline-width="auto" style:text-underline-color="font-color" fo:font-weight="normal" style:font-name-asian="Monospace" style:font-weight-asian="normal" style:font-name-complex="Monospace" style:font-weight-complex="normal"/>
    </style:style>
    <style:style style:name="T6" style:family="text">
      <style:text-properties fo:color="#3c3c3c" style:font-name="Monospace" style:text-underline-style="solid" style:text-underline-width="auto" style:text-underline-color="font-color" fo:font-weight="bold" style:font-name-asian="Monospace" style:font-weight-asian="bold" style:font-name-complex="Monospace" style:font-weight-complex="bold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0" style:family="text">
      <style:text-properties fo:color="#000000" style:font-name="Monospace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style:style style:name="T11" style:family="text">
      <style:text-properties fo:color="#000000"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T12" style:family="text">
      <style:text-properties fo:color="#000000" style:font-name="Monospace" fo:font-weight="bold" style:font-name-asian="Monospace" style:font-weight-asian="bold" style:font-name-complex="Monospace" style:font-weight-complex="bold"/>
    </style:style>
    <style:style style:name="T13" style:family="text">
      <style:text-properties fo:color="#000000" style:font-name="Monospace" style:font-name-asian="Monospace" style:font-name-complex="Monospace"/>
    </style:style>
    <style:style style:name="T14" style:family="text">
      <style:text-properties fo:color="#000000" style:font-name="Monospace" fo:font-weight="normal" style:font-name-asian="Monospace" style:font-weight-asian="normal" style:font-name-complex="Monospace" style:font-weight-complex="normal"/>
    </style:style>
    <style:style style:name="T15" style:family="text">
      <style:text-properties fo:color="#000000" style:font-name="Monospace" style:text-underline-style="none" fo:font-weight="bold" style:font-name-asian="Monospace" style:font-weight-asian="bold" style:font-name-complex="Monospace" style:font-weight-complex="bold"/>
    </style:style>
    <style:style style:name="T16" style:family="text">
      <style:text-properties fo:color="#000000" style:font-name="Monospace" style:text-underline-style="none" fo:font-weight="normal" style:font-name-asian="Monospace" style:font-weight-asian="normal" style:font-name-complex="Monospace" style:font-weight-complex="normal"/>
    </style:style>
    <style:style style:name="T1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#1: Write a program to find maximum and minimum of two numbers.</text:p>
      <text:p text:style-name="P1">FileName:<text:span text:style-name="T3">minMaxCls.java</text:span><text:span text:style-name="T17"> </text:span></text:p>
      <text:p text:style-name="P1">Problem #2: Write a program to display the List of even numbers</text:p>
      <text:p text:style-name="P1">FileName:<text:span text:style-name="T12">evenNumCls.java</text:span></text:p>
      <text:p text:style-name="P2"><text:span text:style-name="T13">Problem #3: Determine If an Year Is a Leap Year</text:span></text:p>
      <text:p text:style-name="P1"><text:span text:style-name="T14">FileName:</text:span><text:span text:style-name="T3">leafYearCls</text:span><text:span text:style-name="T15">.java</text:span></text:p>
      <text:p text:style-name="P3"><text:span text:style-name="T14">Problem #4: Find Largest and Smallest Number in an Array</text:span></text:p>
      <text:p text:style-name="P1"><text:span text:style-name="T16">FileName:</text:span><text:span text:style-name="T12">larSmalCls</text:span><text:span text:style-name="T15">.java</text:span></text:p>
      <text:p text:style-name="P1"><text:span text:style-name="T16">Problem #5: Write a program to print the factorial of given number</text:span></text:p>
      <text:p text:style-name="P1"><text:span text:style-name="T16">FileName:</text:span><text:span text:style-name="T3">factCls</text:span><text:span text:style-name="T15">.java</text:span></text:p>
      <text:p text:style-name="P1"><text:span text:style-name="T16">Problem #6: Write a program to reverse the given number</text:span></text:p>
      <text:p text:style-name="P1"><text:span text:style-name="T16">FileName:</text:span><text:span text:style-name="T15">reverseCls.java</text:span></text:p>
      <text:p text:style-name="P1"><text:span text:style-name="T16">Problem #7: Fibonacci Series Java Example</text:span></text:p>
      <text:p text:style-name="P1"><text:span text:style-name="T16">FileName:</text:span><text:span text:style-name="T15">fibCls.java</text:span></text:p>
      <text:p text:style-name="P1"><text:span text:style-name="T16">Problem #8: Infinite For loop Example</text:span></text:p>
      <text:p text:style-name="P1"><text:span text:style-name="T16">FileName:</text:span><text:span text:style-name="T15">infiForLoopCls.java</text:span></text:p>
      <text:p text:style-name="P1"><text:span text:style-name="T16">Problem #9: Java Palindrome Number Example</text:span></text:p>
      <text:p text:style-name="P1"><text:span text:style-name="T16">FileName:</text:span><text:span text:style-name="T15">palindromeCls.java</text:span></text:p>
      <text:p text:style-name="P1"><text:span text:style-name="T16">Problem #10: Java Armstrong Number</text:span></text:p>
      <text:p text:style-name="P1"><text:span text:style-name="T16">FileName:</text:span><text:span text:style-name="T15">amstrongNumCls.java</text:span></text:p>
      <text:p text:style-name="P1"><text:span text:style-name="T16">Problem #11:Java automorphic Number</text:span></text:p>
      <text:p text:style-name="P1"><text:span text:style-name="T16">FileName:</text:span><text:span text:style-name="T15">automorphicCls.java</text:span></text:p>
      <text:p text:style-name="P1"><text:span text:style-name="T16">Problem #12: Java Pyramid 1 Example</text:span></text:p>
      <text:p text:style-name="P1"><text:span text:style-name="T16">FileName:</text:span><text:span text:style-name="T3">ansTest</text:span><text:span text:style-name="T15">.java</text:span></text:p>
      <text:p text:style-name="P1"><text:span text:style-name="T16">Problem #13: Java Pyramid 2 Example</text:span></text:p>
      <text:p text:style-name="P1"><text:span text:style-name="T16">FileName:</text:span><text:span text:style-name="T15">pyramidCls.java</text:span></text:p>
      <text:p text:style-name="P1"><text:span text:style-name="T16">Problem #14: Java Pyramid 3 Example</text:span></text:p>
      <text:p text:style-name="P1"><text:span text:style-name="T16">FileName:</text:span><text:span text:style-name="T15">pyramidCls3.java</text:span></text:p>
      <text:p text:style-name="P1"><text:span text:style-name="T16">Problem #15: Java Pyramid 4 Example</text:span></text:p>
      <text:p text:style-name="P1"><text:span text:style-name="T16">FileName:</text:span><text:span text:style-name="T15">pyramidCls4.java</text:span></text:p>
      <text:p text:style-name="P1"><text:span text:style-name="T16">Problem #16: Write a program to check the prime number of a given number</text:span></text:p>
      <text:p text:style-name="P1"><text:span text:style-name="T16">FileName:</text:span><text:span text:style-name="T15">primeCls.java</text:span></text:p>
      <text:p text:style-name="P1"><text:span text:style-name="T16">Problem #17: Write a program to calculate area of circle, rectangle, square using switch case?</text:span></text:p>
      <text:p text:style-name="P1"><text:span text:style-name="T16">FileName:</text:span><text:span text:style-name="T15">areaCls.java</text:span></text:p>
      <text:p text:style-name="P1"><text:span text:style-name="T16">Problem #18: Write a program to check entered characters is vowel or not using switch case?</text:span></text:p>
      <text:p text:style-name="P1"><text:span text:style-name="T16">Filename:</text:span><text:span text:style-name="T15">vowelCls.java</text:span></text:p>
      <text:p text:style-name="P1"><text:span text:style-name="T16">Problem #19: Write a program to generate 5 Random nos. between 1 to 100, and it should not follow with decimal point.</text:span></text:p>
      <text:p text:style-name="P1"><text:span text:style-name="T16">FileName:</text:span><text:span text:style-name="T15">randomCls.java</text:span></text:p>
      <text:p text:style-name="P1"><text:span text:style-name="T16">Problem #20: Write a program to display a greet message according to Marks obtained by student.</text:span></text:p>
      <text:p text:style-name="P1"><text:span text:style-name="T16">FileName:</text:span><text:span text:style-name="T15">studentCls.java</text:span></text:p>
      <text:p text:style-name="P1"><text:span text:style-name="T16">Problem #21: Write a program to find sum of all integers greater than 100 and less than 200 that are divisible by 7.</text:span></text:p>
      <text:p text:style-name="P1"><text:span text:style-name="T16">FileName:</text:span><text:span text:style-name="T15">sumCls.java</text:span></text:p>
      <text:p text:style-name="P1"><text:span text:style-name="T16">Problem #22: Write a program to swap the values 24.</text:span></text:p>
      <text:p text:style-name="P1"><text:span text:style-name="T16">FileName:</text:span><text:span text:style-name="T15">swapCls.java</text:span></text:p>
      <text:p text:style-name="P1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txe </meta:initial-creator>
    <meta:creation-date>2015-01-06T17:21:20</meta:creation-date>
    <dc:date>2015-01-06T17:48:19</dc:date>
    <dc:creator>emertxe </dc:creator>
    <meta:editing-duration>PT27M</meta:editing-duration>
    <meta:editing-cycles>5</meta:editing-cycles>
    <meta:generator>LibreOffice/3.4$Linux LibreOffice_project/340m1$Build-302</meta:generator>
    <meta:document-statistic meta:table-count="0" meta:image-count="0" meta:object-count="0" meta:page-count="1" meta:paragraph-count="44" meta:word-count="256" meta:character-count="1869" meta:non-whitespace-character-count="1631"/>
  </office:meta>
</office:document-meta>
</file>